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83e4e" officeooo:paragraph-rsid="00083e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bal:</text:p>
      <text:p text:style-name="P1"><text:s text:c="2"/>title: OmegaT - le application gratuite pro memorias de traduction</text:p>
      <text:p text:style-name="P1"><text:s text:c="2"/>description: OmegaT es un programma gratuite pro memoria de traduction, scripte in Java.</text:p>
      <text:p text:style-name="P1"/>
      <text:p text:style-name="P1">menu:</text:p>
      <text:p text:style-name="P1"><text:s text:c="2"/>languages: Linguas</text:p>
      <text:p text:style-name="P1"><text:s text:c="2"/>circa: A proposito</text:p>
      <text:p text:style-name="P1"><text:s text:c="2"/>documentation: Documentation</text:p>
      <text:p text:style-name="P1"><text:s text:c="2"/>contact: Continge</text:p>
      <text:p text:style-name="P1"><text:s text:c="2"/>download: Discargar</text:p>
      <text:p text:style-name="P1"><text:s text:c="2"/>resources: Ressources</text:p>
      <text:p text:style-name="P1"/>
      <text:p text:style-name="P1">footer:</text:p>
      <text:p text:style-name="P1"><text:s text:c="2"/>associar: Connecter</text:p>
      <text:p text:style-name="P1"><text:s text:c="2"/>omegat_project: Le projecto OmegaT Projecto</text:p>
      <text:p text:style-name="P1"><text:s text:c="2"/>documentation: Documentation</text:p>
      <text:p text:style-name="P1"/>
      <text:p text:style-name="P1">titles:</text:p>
      <text:p text:style-name="P1"><text:s text:c="2"/>404: Pagina non trovate</text:p>
      <text:p text:style-name="P1"><text:s text:c="2"/>circa: A proposito</text:p>
      <text:p text:style-name="P1"><text:s text:c="2"/>contact: Contactos e supporto</text:p>
      <text:p text:style-name="P1"><text:s text:c="2"/>documentation: Documentation</text:p>
      <text:p text:style-name="P1"><text:s text:c="2"/>download: Discargar</text:p>
      <text:p text:style-name="P1"><text:s text:c="2"/>home: OmegaT - Le application gratuite pro memorias de traduction</text:p>
      <text:p text:style-name="P1"><text:s text:c="2"/>philosophy: Philosophia</text:p>
      <text:p text:style-name="P1"><text:s text:c="2"/>resources: Ressources</text:p>
      <text:p text:style-name="P1"><text:s text:c="2"/>manual: Manual</text:p>
      <text:p text:style-name="P1"><text:s text:c="2"/>tutorials: Breve instructiones</text:p>
      <text:p text:style-name="P1"><text:s text:c="2"/>howto: Guida</text:p>
      <text:p text:style-name="P1"><text:s text:c="2"/>reviews: Revistas</text:p>
      <text:p text:style-name="P1"><text:s text:c="2"/>sponsorship: Financiamento</text:p>
      <text:p text:style-name="P1"><text:s text:c="2"/>howtos:</text:p>
      <text:p text:style-name="P1"><text:s text:c="5"/>compatibility: Compatibilitate</text:p>
      <text:p text:style-name="P1"><text:s text:c="5"/>compatibility_deja_vu: Guida - OmegaT compatibilitate con Déjà Vu</text:p>
      <text:p text:style-name="P1"><text:s text:c="5"/>compiling_from_source: Guida - Compilation de OmegaT ab le codice fonte</text:p>
      <text:p text:style-name="P1"><text:s text:c="5"/>docx: Guida - Traduction files de Microsoft Word 2007 in OmegaT</text:p>
      <text:p text:style-name="P1"><text:s text:c="5"/>export_uncleaned_rtf: Guida - Exportar ex OmegaT al formato 'RTF non mundate' de Trados</text:p>
      <text:p text:style-name="P1"><text:s text:c="5"/>google_translate: Guida - Usar Google Translate in OmegaT</text:p>
      <text:p text:style-name="P1"><text:s text:c="5"/>iceni_infix: Guida - Traduction de files PDF con Iceni Infix e OmegaT</text:p>
      <text:p text:style-name="P1"><text:s text:c="5"/>linux: OmegaT sur Linux, guida</text:p>
      <text:p text:style-name="P1"><text:s text:c="5"/>localizing_omegat: Guida - Traducer OmegaT in tu lingua</text:p>
      <text:p text:style-name="P1"><text:s text:c="5"/>ms_translator: Guida - Usar Microsoft Translator in OmegaT</text:p>
      <text:p text:style-name="P1"><text:s text:c="5"/>new_filter: Guida - Creation un nove filtro de file</text:p>
      <text:p text:style-name="P1"><text:s text:c="5"/>preview: Guida - Adder un function de visualisation preliminar a OmegaT</text:p>
      <text:p text:style-name="P1"><text:s text:c="5"/>priorview: Guida - Le utilitate de visualisation preliminar Priorview</text:p>
      <text:p text:style-name="P1"><text:s text:c="5"/>prop12m: Guida - Le propagation e le concordantia uno-a-plures</text:p>
      <text:p text:style-name="P1"><text:s text:c="5"/>orthographia: Guida - Controlator orthographic</text:p>
      <text:p text:style-name="P1"><text:s text:c="5"/>text_export: Guida - Usar le function exportar texto de OmegaT (script interfacie)</text:p>
      <text:p text:style-name="P1"><text:s text:c="5"/>tokenizer: Guida - Usar le tokenizer de OmegaT</text:p>
      <text:p text:style-name="P1"/>
      <text:p text:style-name="P1"># Nomine de platteformas</text:p>
      <text:p text:style-name="P1">windows_jre: Windows con JRE</text:p>
      <text:p text:style-name="P1">windows_jre64b: Windows con JRE a 64-bit</text:p>
      <text:p text:style-name="P1">windows_nojre: Windows sin JRE</text:p>
      <text:p text:style-name="P1">osx_signed: OS X Signate</text:p>
      <text:p text:style-name="P1">osx_unsigned: OS X Non signate</text:p>
      <text:p text:style-name="P1">linux_jre: Linux con JRE</text:p>
      <text:p text:style-name="P1">linux_jre64b: Linux con JRE a 64-bit</text:p>
      <text:p text:style-name="P1">nojre: Cross-platform sin JRE</text:p>
      <text:p text:style-name="P1">webstart: Web Start</text:p>
      <text:p text:style-name="P1">source: Codice fonte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a" fo:country="non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a" fo:country="non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57" meta:word-count="258" meta:character-count="2035" meta:non-whitespace-character-count="1699"/>
    <meta:generator>LibreOffice/5.1.6.2$Linux_X86_64 LibreOffice_project/10m0$Build-2</meta:generator>
  </office:meta>
</office:document-meta>
</file>